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s" table:style-name="ta1">
        <table:shapes>
          <draw:frame draw:z-index="0" draw:style-name="gr1" draw:text-style-name="P1" svg:width="406.44mm" svg:height="170.38mm" svg:x="90.1mm" svg:y="4.82mm">
            <loext:p draw:notify-on-update-of-ranges="runtimes.A1:runtimes.A42 runtimes.B1:runtimes.B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99.5mm" svg:height="209.51mm" svg:x="92.12mm" svg:y="184.24mm">
            <loext:p draw:notify-on-update-of-ranges="runtimes.A1:runtimes.A42 runtimes.C1:runtimes.C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.6142570771" calcext:value-type="float">
            <text:p>1.6142570771</text:p>
          </table:table-cell>
          <table:table-cell office:value-type="float" office:value="5761455" calcext:value-type="float">
            <text:p>5761455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3.3796610065" calcext:value-type="float">
            <text:p>3.3796610065</text:p>
          </table:table-cell>
          <table:table-cell office:value-type="float" office:value="11078937" calcext:value-type="float">
            <text:p>11078937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5.2564000593" calcext:value-type="float">
            <text:p>5.2564000593</text:p>
          </table:table-cell>
          <table:table-cell office:value-type="float" office:value="16252325" calcext:value-type="float">
            <text:p>16252325</text:p>
          </table:table-cell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6.7034089816" calcext:value-type="float">
            <text:p>6.7034089816</text:p>
          </table:table-cell>
          <table:table-cell office:value-type="float" office:value="21336326" calcext:value-type="float">
            <text:p>21336326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8.9381100896" calcext:value-type="float">
            <text:p>8.9381100896</text:p>
          </table:table-cell>
          <table:table-cell office:value-type="float" office:value="26355867" calcext:value-type="float">
            <text:p>26355867</text:p>
          </table:table-cell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office:value-type="float" office:value="10.3455499889" calcext:value-type="float">
            <text:p>10.3455499889</text:p>
          </table:table-cell>
          <table:table-cell office:value-type="float" office:value="31324703" calcext:value-type="float">
            <text:p>31324703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float" office:value="12.6841129465" calcext:value-type="float">
            <text:p>12.6841129465</text:p>
          </table:table-cell>
          <table:table-cell office:value-type="float" office:value="36252931" calcext:value-type="float">
            <text:p>36252931</text:p>
          </table:table-cell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13.9744109066" calcext:value-type="float">
            <text:p>13.9744109066</text:p>
          </table:table-cell>
          <table:table-cell office:value-type="float" office:value="41146179" calcext:value-type="float">
            <text:p>41146179</text:p>
          </table:table-cell>
        </table:table-row>
        <table:table-row table:style-name="ro1">
          <table:table-cell office:value-type="float" office:value="900000000" calcext:value-type="float">
            <text:p>900000000</text:p>
          </table:table-cell>
          <table:table-cell office:value-type="float" office:value="15.8358931078" calcext:value-type="float">
            <text:p>15.8358931078</text:p>
          </table:table-cell>
          <table:table-cell office:value-type="float" office:value="46009215" calcext:value-type="float">
            <text:p>46009215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8.0069118877" calcext:value-type="float">
            <text:p>18.0069118877</text:p>
          </table:table-cell>
          <table:table-cell office:value-type="float" office:value="50847534" calcext:value-type="float">
            <text:p>50847534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19.4879198822" calcext:value-type="float">
            <text:p>19.4879198822</text:p>
          </table:table-cell>
          <table:table-cell office:value-type="float" office:value="55662470" calcext:value-type="float">
            <text:p>55662470</text:p>
          </table:table-cell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float" office:value="22.4203640433" calcext:value-type="float">
            <text:p>22.4203640433</text:p>
          </table:table-cell>
          <table:table-cell office:value-type="float" office:value="60454705" calcext:value-type="float">
            <text:p>60454705</text:p>
          </table:table-cell>
        </table:table-row>
        <table:table-row table:style-name="ro1">
          <table:table-cell office:value-type="float" office:value="1300000000" calcext:value-type="float">
            <text:p>1300000000</text:p>
          </table:table-cell>
          <table:table-cell office:value-type="float" office:value="23.5954410898" calcext:value-type="float">
            <text:p>23.5954410898</text:p>
          </table:table-cell>
          <table:table-cell office:value-type="float" office:value="65228333" calcext:value-type="float">
            <text:p>65228333</text:p>
          </table:table-cell>
        </table:table-row>
        <table:table-row table:style-name="ro1">
          <table:table-cell office:value-type="float" office:value="1400000000" calcext:value-type="float">
            <text:p>1400000000</text:p>
          </table:table-cell>
          <table:table-cell office:value-type="float" office:value="26.5114490883" calcext:value-type="float">
            <text:p>26.5114490883</text:p>
          </table:table-cell>
          <table:table-cell office:value-type="float" office:value="69985473" calcext:value-type="float">
            <text:p>69985473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26.9755919041" calcext:value-type="float">
            <text:p>26.9755919041</text:p>
          </table:table-cell>
          <table:table-cell office:value-type="float" office:value="74726528" calcext:value-type="float">
            <text:p>74726528</text:p>
          </table:table-cell>
        </table:table-row>
        <table:table-row table:style-name="ro1">
          <table:table-cell office:value-type="float" office:value="1600000000" calcext:value-type="float">
            <text:p>1600000000</text:p>
          </table:table-cell>
          <table:table-cell office:value-type="float" office:value="30.2582220339" calcext:value-type="float">
            <text:p>30.2582220339</text:p>
          </table:table-cell>
          <table:table-cell office:value-type="float" office:value="79451833" calcext:value-type="float">
            <text:p>79451833</text:p>
          </table:table-cell>
        </table:table-row>
        <table:table-row table:style-name="ro1">
          <table:table-cell office:value-type="float" office:value="1700000000" calcext:value-type="float">
            <text:p>1700000000</text:p>
          </table:table-cell>
          <table:table-cell office:value-type="float" office:value="32.2235829942" calcext:value-type="float">
            <text:p>32.2235829942</text:p>
          </table:table-cell>
          <table:table-cell office:value-type="float" office:value="84163019" calcext:value-type="float">
            <text:p>84163019</text:p>
          </table:table-cell>
        </table:table-row>
        <table:table-row table:style-name="ro1">
          <table:table-cell office:value-type="float" office:value="1800000000" calcext:value-type="float">
            <text:p>1800000000</text:p>
          </table:table-cell>
          <table:table-cell office:value-type="float" office:value="32.8872118869" calcext:value-type="float">
            <text:p>32.8872118869</text:p>
          </table:table-cell>
          <table:table-cell office:value-type="float" office:value="88862422" calcext:value-type="float">
            <text:p>88862422</text:p>
          </table:table-cell>
        </table:table-row>
        <table:table-row table:style-name="ro1">
          <table:table-cell office:value-type="float" office:value="1900000000" calcext:value-type="float">
            <text:p>1900000000</text:p>
          </table:table-cell>
          <table:table-cell office:value-type="float" office:value="36.7206629502" calcext:value-type="float">
            <text:p>36.7206629502</text:p>
          </table:table-cell>
          <table:table-cell office:value-type="float" office:value="93547928" calcext:value-type="float">
            <text:p>93547928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38.3611690887" calcext:value-type="float">
            <text:p>38.3611690887</text:p>
          </table:table-cell>
          <table:table-cell office:value-type="float" office:value="98222287" calcext:value-type="float">
            <text:p>98222287</text:p>
          </table:table-cell>
        </table:table-row>
        <table:table-row table:style-name="ro1">
          <table:table-cell office:value-type="float" office:value="2100000000" calcext:value-type="float">
            <text:p>2100000000</text:p>
          </table:table-cell>
          <table:table-cell office:value-type="float" office:value="39.3934800971" calcext:value-type="float">
            <text:p>39.3934800971</text:p>
          </table:table-cell>
          <table:table-cell office:value-type="float" office:value="102886526" calcext:value-type="float">
            <text:p>102886526</text:p>
          </table:table-cell>
        </table:table-row>
        <table:table-row table:style-name="ro1">
          <table:table-cell office:value-type="float" office:value="2200000000" calcext:value-type="float">
            <text:p>2200000000</text:p>
          </table:table-cell>
          <table:table-cell office:value-type="float" office:value="42.4355878925" calcext:value-type="float">
            <text:p>42.4355878925</text:p>
          </table:table-cell>
          <table:table-cell office:value-type="float" office:value="107540122" calcext:value-type="float">
            <text:p>107540122</text:p>
          </table:table-cell>
        </table:table-row>
        <table:table-row table:style-name="ro1">
          <table:table-cell office:value-type="float" office:value="2300000000" calcext:value-type="float">
            <text:p>2300000000</text:p>
          </table:table-cell>
          <table:table-cell office:value-type="float" office:value="43.353328041" calcext:value-type="float">
            <text:p>43.353328041</text:p>
          </table:table-cell>
          <table:table-cell office:value-type="float" office:value="112184940" calcext:value-type="float">
            <text:p>112184940</text:p>
          </table:table-cell>
        </table:table-row>
        <table:table-row table:style-name="ro1">
          <table:table-cell office:value-type="float" office:value="2400000000" calcext:value-type="float">
            <text:p>2400000000</text:p>
          </table:table-cell>
          <table:table-cell office:value-type="float" office:value="45.0081739355" calcext:value-type="float">
            <text:p>45.0081739355</text:p>
          </table:table-cell>
          <table:table-cell office:value-type="float" office:value="116818447" calcext:value-type="float">
            <text:p>116818447</text:p>
          </table:table-cell>
        </table:table-row>
        <table:table-row table:style-name="ro1">
          <table:table-cell office:value-type="float" office:value="2500000000" calcext:value-type="float">
            <text:p>2500000000</text:p>
          </table:table-cell>
          <table:table-cell office:value-type="float" office:value="49.1815101048" calcext:value-type="float">
            <text:p>49.1815101048</text:p>
          </table:table-cell>
          <table:table-cell office:value-type="float" office:value="121443371" calcext:value-type="float">
            <text:p>121443371</text:p>
          </table:table-cell>
        </table:table-row>
        <table:table-row table:style-name="ro1">
          <table:table-cell office:value-type="float" office:value="2600000000" calcext:value-type="float">
            <text:p>2600000000</text:p>
          </table:table-cell>
          <table:table-cell office:value-type="float" office:value="51.3432890466" calcext:value-type="float">
            <text:p>51.3432890466</text:p>
          </table:table-cell>
          <table:table-cell office:value-type="float" office:value="126062167" calcext:value-type="float">
            <text:p>126062167</text:p>
          </table:table-cell>
        </table:table-row>
        <table:table-row table:style-name="ro1">
          <table:table-cell office:value-type="float" office:value="2700000000" calcext:value-type="float">
            <text:p>2700000000</text:p>
          </table:table-cell>
          <table:table-cell office:value-type="float" office:value="51.1586249138" calcext:value-type="float">
            <text:p>51.1586249138</text:p>
          </table:table-cell>
          <table:table-cell office:value-type="float" office:value="130670192" calcext:value-type="float">
            <text:p>130670192</text:p>
          </table:table-cell>
        </table:table-row>
        <table:table-row table:style-name="ro1">
          <table:table-cell office:value-type="float" office:value="2800000000" calcext:value-type="float">
            <text:p>2800000000</text:p>
          </table:table-cell>
          <table:table-cell office:value-type="float" office:value="53.3409920051" calcext:value-type="float">
            <text:p>53.3409920051</text:p>
          </table:table-cell>
          <table:table-cell office:value-type="float" office:value="135270258" calcext:value-type="float">
            <text:p>135270258</text:p>
          </table:table-cell>
        </table:table-row>
        <table:table-row table:style-name="ro1">
          <table:table-cell office:value-type="float" office:value="2900000000" calcext:value-type="float">
            <text:p>2900000000</text:p>
          </table:table-cell>
          <table:table-cell office:value-type="float" office:value="55.47018401" calcext:value-type="float">
            <text:p>55.47018401</text:p>
          </table:table-cell>
          <table:table-cell office:value-type="float" office:value="139864011" calcext:value-type="float">
            <text:p>139864011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56.9847639827" calcext:value-type="float">
            <text:p>56.9847639827</text:p>
          </table:table-cell>
          <table:table-cell office:value-type="float" office:value="144449537" calcext:value-type="float">
            <text:p>144449537</text:p>
          </table:table-cell>
        </table:table-row>
        <table:table-row table:style-name="ro1">
          <table:table-cell office:value-type="float" office:value="3100000000" calcext:value-type="float">
            <text:p>3100000000</text:p>
          </table:table-cell>
          <table:table-cell office:value-type="float" office:value="60.5142700262" calcext:value-type="float">
            <text:p>60.5142700262</text:p>
          </table:table-cell>
          <table:table-cell office:value-type="float" office:value="149028641" calcext:value-type="float">
            <text:p>149028641</text:p>
          </table:table-cell>
        </table:table-row>
        <table:table-row table:style-name="ro1">
          <table:table-cell office:value-type="float" office:value="3200000000" calcext:value-type="float">
            <text:p>3200000000</text:p>
          </table:table-cell>
          <table:table-cell office:value-type="float" office:value="60.012045889" calcext:value-type="float">
            <text:p>60.012045889</text:p>
          </table:table-cell>
          <table:table-cell office:value-type="float" office:value="153600805" calcext:value-type="float">
            <text:p>153600805</text:p>
          </table:table-cell>
        </table:table-row>
        <table:table-row table:style-name="ro1">
          <table:table-cell office:value-type="float" office:value="3300000000" calcext:value-type="float">
            <text:p>3300000000</text:p>
          </table:table-cell>
          <table:table-cell office:value-type="float" office:value="65.3936210892" calcext:value-type="float">
            <text:p>65.3936210892</text:p>
          </table:table-cell>
          <table:table-cell office:value-type="float" office:value="158165829" calcext:value-type="float">
            <text:p>158165829</text:p>
          </table:table-cell>
        </table:table-row>
        <table:table-row table:style-name="ro1">
          <table:table-cell office:value-type="float" office:value="3400000000" calcext:value-type="float">
            <text:p>3400000000</text:p>
          </table:table-cell>
          <table:table-cell office:value-type="float" office:value="62.9704729115" calcext:value-type="float">
            <text:p>62.9704729115</text:p>
          </table:table-cell>
          <table:table-cell office:value-type="float" office:value="162725196" calcext:value-type="float">
            <text:p>162725196</text:p>
          </table:table-cell>
        </table:table-row>
        <table:table-row table:style-name="ro1">
          <table:table-cell office:value-type="float" office:value="3500000000" calcext:value-type="float">
            <text:p>3500000000</text:p>
          </table:table-cell>
          <table:table-cell office:value-type="float" office:value="69.8409569373" calcext:value-type="float">
            <text:p>69.8409569373</text:p>
          </table:table-cell>
          <table:table-cell office:value-type="float" office:value="167279333" calcext:value-type="float">
            <text:p>167279333</text:p>
          </table:table-cell>
        </table:table-row>
        <table:table-row table:style-name="ro1">
          <table:table-cell office:value-type="float" office:value="3600000000" calcext:value-type="float">
            <text:p>3600000000</text:p>
          </table:table-cell>
          <table:table-cell office:value-type="float" office:value="67.1172831177" calcext:value-type="float">
            <text:p>67.1172831177</text:p>
          </table:table-cell>
          <table:table-cell office:value-type="float" office:value="171827136" calcext:value-type="float">
            <text:p>171827136</text:p>
          </table:table-cell>
        </table:table-row>
        <table:table-row table:style-name="ro1">
          <table:table-cell office:value-type="float" office:value="3700000000" calcext:value-type="float">
            <text:p>3700000000</text:p>
          </table:table-cell>
          <table:table-cell office:value-type="float" office:value="73.4939509822" calcext:value-type="float">
            <text:p>73.4939509822</text:p>
          </table:table-cell>
          <table:table-cell office:value-type="float" office:value="176369517" calcext:value-type="float">
            <text:p>176369517</text:p>
          </table:table-cell>
        </table:table-row>
        <table:table-row table:style-name="ro1">
          <table:table-cell office:value-type="float" office:value="3800000000" calcext:value-type="float">
            <text:p>3800000000</text:p>
          </table:table-cell>
          <table:table-cell office:value-type="float" office:value="76.0375679339" calcext:value-type="float">
            <text:p>76.0375679339</text:p>
          </table:table-cell>
          <table:table-cell office:value-type="float" office:value="180906194" calcext:value-type="float">
            <text:p>180906194</text:p>
          </table:table-cell>
        </table:table-row>
        <table:table-row table:style-name="ro1">
          <table:table-cell office:value-type="float" office:value="3900000000" calcext:value-type="float">
            <text:p>3900000000</text:p>
          </table:table-cell>
          <table:table-cell office:value-type="float" office:value="78.455664996" calcext:value-type="float">
            <text:p>78.455664996</text:p>
          </table:table-cell>
          <table:table-cell office:value-type="float" office:value="185436625" calcext:value-type="float">
            <text:p>185436625</text:p>
          </table:table-cell>
        </table:table-row>
        <table:table-row table:style-name="ro1">
          <table:table-cell office:value-type="float" office:value="4000000000" calcext:value-type="float">
            <text:p>4000000000</text:p>
          </table:table-cell>
          <table:table-cell office:value-type="float" office:value="80.9324689933" calcext:value-type="float">
            <text:p>80.9324689933</text:p>
          </table:table-cell>
          <table:table-cell office:value-type="float" office:value="189961812" calcext:value-type="float">
            <text:p>189961812</text:p>
          </table:table-cell>
        </table:table-row>
        <table:table-row table:style-name="ro1">
          <table:table-cell office:value-type="float" office:value="4100000000" calcext:value-type="float">
            <text:p>4100000000</text:p>
          </table:table-cell>
          <table:table-cell office:value-type="float" office:value="82.0384289596" calcext:value-type="float">
            <text:p>82.0384289596</text:p>
          </table:table-cell>
          <table:table-cell office:value-type="float" office:value="194481069" calcext:value-type="float">
            <text:p>194481069</text:p>
          </table:table-cell>
        </table:table-row>
        <table:table-row table:style-name="ro1">
          <table:table-cell office:value-type="float" office:value="4200000000" calcext:value-type="float">
            <text:p>4200000000</text:p>
          </table:table-cell>
          <table:table-cell office:value-type="float" office:value="79.314230075" calcext:value-type="float">
            <text:p>79.314230075</text:p>
          </table:table-cell>
          <table:table-cell office:value-type="float" office:value="198996103" calcext:value-type="float">
            <text:p>198996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3:21:00.347056518</dc:date>
    <dc:creator>sibu </dc:creator>
    <meta:editing-duration>PT2M31S</meta:editing-duration>
    <meta:editing-cycles>3</meta:editing-cycles>
    <meta:generator>LibreOffice/5.1.4.2$Linux_X86_64 LibreOffice_project/10m0$Build-2</meta:generator>
    <meta:document-statistic meta:table-count="1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645cm" svg:height="17.039cm" xlink:href=".." xlink:type="simple" chart:class="chart:scatter" chart:style-name="ch1">
        <chart:legend chart:legend-position="end" svg:x="38.295cm" svg:y="8.211cm" style:legend-expansion="high" chart:style-name="ch2"/>
        <chart:plot-area chart:style-name="ch3" table:cell-range-address="runtimes.A1:runtimes.B42" svg:x="2.72cm" svg:y="0.486cm" svg:width="36.668cm" svg:height="16.358cm">
          <chartooo:coordinate-region svg:x="3.384cm" svg:y="0.695cm" svg:width="34.97cm" svg:height="15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times.B1:runtimes.B42" chart:class="chart:scatter">
            <chart:domain table:cell-range-address="runtimes.A1:runtimes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runtimes.A1:runtimes.A42</svg:desc>
                </draw:g>
              </table:table-cell>
              <table:table-cell office:value-type="float" office:value="1.6142570771">
                <text:p>1.6142570771</text:p>
                <draw:g>
                  <svg:desc>runtimes.B1:runtim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3.3796610065">
                <text:p>3.3796610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00">
                <text:p>300000000</text:p>
              </table:table-cell>
              <table:table-cell office:value-type="float" office:value="5.2564000593">
                <text:p>5.2564000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00">
                <text:p>400000000</text:p>
              </table:table-cell>
              <table:table-cell office:value-type="float" office:value="6.7034089816">
                <text:p>6.7034089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0">
                <text:p>500000000</text:p>
              </table:table-cell>
              <table:table-cell office:value-type="float" office:value="8.9381100896">
                <text:p>8.9381100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00">
                <text:p>600000000</text:p>
              </table:table-cell>
              <table:table-cell office:value-type="float" office:value="10.3455499889">
                <text:p>10.3455499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00">
                <text:p>700000000</text:p>
              </table:table-cell>
              <table:table-cell office:value-type="float" office:value="12.6841129465">
                <text:p>12.6841129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00">
                <text:p>800000000</text:p>
              </table:table-cell>
              <table:table-cell office:value-type="float" office:value="13.9744109066">
                <text:p>13.974410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00">
                <text:p>900000000</text:p>
              </table:table-cell>
              <table:table-cell office:value-type="float" office:value="15.8358931078">
                <text:p>15.8358931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8.0069118877">
                <text:p>18.0069118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00">
                <text:p>1100000000</text:p>
              </table:table-cell>
              <table:table-cell office:value-type="float" office:value="19.4879198822">
                <text:p>19.4879198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00">
                <text:p>1200000000</text:p>
              </table:table-cell>
              <table:table-cell office:value-type="float" office:value="22.4203640433">
                <text:p>22.4203640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00">
                <text:p>1300000000</text:p>
              </table:table-cell>
              <table:table-cell office:value-type="float" office:value="23.5954410898">
                <text:p>23.5954410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00">
                <text:p>1400000000</text:p>
              </table:table-cell>
              <table:table-cell office:value-type="float" office:value="26.5114490883">
                <text:p>26.5114490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00">
                <text:p>1500000000</text:p>
              </table:table-cell>
              <table:table-cell office:value-type="float" office:value="26.9755919041">
                <text:p>26.9755919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00">
                <text:p>1600000000</text:p>
              </table:table-cell>
              <table:table-cell office:value-type="float" office:value="30.2582220339">
                <text:p>30.2582220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00">
                <text:p>1700000000</text:p>
              </table:table-cell>
              <table:table-cell office:value-type="float" office:value="32.2235829942">
                <text:p>32.2235829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00">
                <text:p>1800000000</text:p>
              </table:table-cell>
              <table:table-cell office:value-type="float" office:value="32.8872118869">
                <text:p>32.8872118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00">
                <text:p>1900000000</text:p>
              </table:table-cell>
              <table:table-cell office:value-type="float" office:value="36.7206629502">
                <text:p>36.7206629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38.3611690887">
                <text:p>38.3611690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00">
                <text:p>2100000000</text:p>
              </table:table-cell>
              <table:table-cell office:value-type="float" office:value="39.3934800971">
                <text:p>39.3934800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00">
                <text:p>2200000000</text:p>
              </table:table-cell>
              <table:table-cell office:value-type="float" office:value="42.4355878925">
                <text:p>42.4355878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00">
                <text:p>2300000000</text:p>
              </table:table-cell>
              <table:table-cell office:value-type="float" office:value="43.353328041">
                <text:p>43.353328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00">
                <text:p>2400000000</text:p>
              </table:table-cell>
              <table:table-cell office:value-type="float" office:value="45.0081739355">
                <text:p>45.0081739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00">
                <text:p>2500000000</text:p>
              </table:table-cell>
              <table:table-cell office:value-type="float" office:value="49.1815101048">
                <text:p>49.1815101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00">
                <text:p>2600000000</text:p>
              </table:table-cell>
              <table:table-cell office:value-type="float" office:value="51.3432890466">
                <text:p>51.3432890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00">
                <text:p>2700000000</text:p>
              </table:table-cell>
              <table:table-cell office:value-type="float" office:value="51.1586249138">
                <text:p>51.1586249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00">
                <text:p>2800000000</text:p>
              </table:table-cell>
              <table:table-cell office:value-type="float" office:value="53.3409920051">
                <text:p>53.3409920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00">
                <text:p>2900000000</text:p>
              </table:table-cell>
              <table:table-cell office:value-type="float" office:value="55.47018401">
                <text:p>55.47018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56.9847639827">
                <text:p>56.9847639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00">
                <text:p>3100000000</text:p>
              </table:table-cell>
              <table:table-cell office:value-type="float" office:value="60.5142700262">
                <text:p>60.5142700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00">
                <text:p>3200000000</text:p>
              </table:table-cell>
              <table:table-cell office:value-type="float" office:value="60.012045889">
                <text:p>60.012045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00">
                <text:p>3300000000</text:p>
              </table:table-cell>
              <table:table-cell office:value-type="float" office:value="65.3936210892">
                <text:p>65.3936210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00">
                <text:p>3400000000</text:p>
              </table:table-cell>
              <table:table-cell office:value-type="float" office:value="62.9704729115">
                <text:p>62.9704729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00">
                <text:p>3500000000</text:p>
              </table:table-cell>
              <table:table-cell office:value-type="float" office:value="69.8409569373">
                <text:p>69.8409569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00">
                <text:p>3600000000</text:p>
              </table:table-cell>
              <table:table-cell office:value-type="float" office:value="67.1172831177">
                <text:p>67.1172831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00">
                <text:p>3700000000</text:p>
              </table:table-cell>
              <table:table-cell office:value-type="float" office:value="73.4939509822">
                <text:p>73.4939509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00">
                <text:p>3800000000</text:p>
              </table:table-cell>
              <table:table-cell office:value-type="float" office:value="76.0375679339">
                <text:p>76.0375679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00">
                <text:p>3900000000</text:p>
              </table:table-cell>
              <table:table-cell office:value-type="float" office:value="78.455664996">
                <text:p>78.455664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00">
                <text:p>4000000000</text:p>
              </table:table-cell>
              <table:table-cell office:value-type="float" office:value="80.9324689933">
                <text:p>80.93246899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00">
                <text:p>4100000000</text:p>
              </table:table-cell>
              <table:table-cell office:value-type="float" office:value="82.0384289596">
                <text:p>82.0384289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00">
                <text:p>4200000000</text:p>
              </table:table-cell>
              <table:table-cell office:value-type="float" office:value="79.314230075">
                <text:p>79.314230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951cm" svg:height="20.952cm" xlink:href=".." xlink:type="simple" chart:class="chart:scatter" chart:style-name="ch1">
        <chart:legend chart:legend-position="end" svg:x="37.572cm" svg:y="10.168cm" style:legend-expansion="high" chart:style-name="ch2"/>
        <chart:plot-area chart:style-name="ch3" table:cell-range-address="runtimes.A1:runtimes.A42 runtimes.C1:runtimes.C42" svg:x="0.799cm" svg:y="0.419cm" svg:width="35.974cm" svg:height="20.114cm">
          <chartooo:coordinate-region svg:x="2.911cm" svg:y="0.627cm" svg:width="32.827cm" svg:height="19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times.C1:runtimes.C42" chart:class="chart:scatter">
            <chart:domain table:cell-range-address="runtimes.A1:runtimes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runtimes.A1:runtimes.A42</svg:desc>
                </draw:g>
              </table:table-cell>
              <table:table-cell office:value-type="float" office:value="5761455">
                <text:p>5761455</text:p>
                <draw:g>
                  <svg:desc>runtimes.C1:runtime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11078937">
                <text:p>11078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00">
                <text:p>300000000</text:p>
              </table:table-cell>
              <table:table-cell office:value-type="float" office:value="16252325">
                <text:p>16252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00">
                <text:p>400000000</text:p>
              </table:table-cell>
              <table:table-cell office:value-type="float" office:value="21336326">
                <text:p>21336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0">
                <text:p>500000000</text:p>
              </table:table-cell>
              <table:table-cell office:value-type="float" office:value="26355867">
                <text:p>26355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00">
                <text:p>600000000</text:p>
              </table:table-cell>
              <table:table-cell office:value-type="float" office:value="31324703">
                <text:p>31324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00">
                <text:p>700000000</text:p>
              </table:table-cell>
              <table:table-cell office:value-type="float" office:value="36252931">
                <text:p>3625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00">
                <text:p>800000000</text:p>
              </table:table-cell>
              <table:table-cell office:value-type="float" office:value="41146179">
                <text:p>41146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00">
                <text:p>900000000</text:p>
              </table:table-cell>
              <table:table-cell office:value-type="float" office:value="46009215">
                <text:p>46009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0847534">
                <text:p>50847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00">
                <text:p>1100000000</text:p>
              </table:table-cell>
              <table:table-cell office:value-type="float" office:value="55662470">
                <text:p>556624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00">
                <text:p>1200000000</text:p>
              </table:table-cell>
              <table:table-cell office:value-type="float" office:value="60454705">
                <text:p>6045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00">
                <text:p>1300000000</text:p>
              </table:table-cell>
              <table:table-cell office:value-type="float" office:value="65228333">
                <text:p>65228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00">
                <text:p>1400000000</text:p>
              </table:table-cell>
              <table:table-cell office:value-type="float" office:value="69985473">
                <text:p>69985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00">
                <text:p>1500000000</text:p>
              </table:table-cell>
              <table:table-cell office:value-type="float" office:value="74726528">
                <text:p>74726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00">
                <text:p>1600000000</text:p>
              </table:table-cell>
              <table:table-cell office:value-type="float" office:value="79451833">
                <text:p>79451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00">
                <text:p>1700000000</text:p>
              </table:table-cell>
              <table:table-cell office:value-type="float" office:value="84163019">
                <text:p>84163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00">
                <text:p>1800000000</text:p>
              </table:table-cell>
              <table:table-cell office:value-type="float" office:value="88862422">
                <text:p>88862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00">
                <text:p>1900000000</text:p>
              </table:table-cell>
              <table:table-cell office:value-type="float" office:value="93547928">
                <text:p>93547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98222287">
                <text:p>98222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00">
                <text:p>2100000000</text:p>
              </table:table-cell>
              <table:table-cell office:value-type="float" office:value="102886526">
                <text:p>102886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00">
                <text:p>2200000000</text:p>
              </table:table-cell>
              <table:table-cell office:value-type="float" office:value="107540122">
                <text:p>107540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00">
                <text:p>2300000000</text:p>
              </table:table-cell>
              <table:table-cell office:value-type="float" office:value="112184940">
                <text:p>1121849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00">
                <text:p>2400000000</text:p>
              </table:table-cell>
              <table:table-cell office:value-type="float" office:value="116818447">
                <text:p>116818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00">
                <text:p>2500000000</text:p>
              </table:table-cell>
              <table:table-cell office:value-type="float" office:value="121443371">
                <text:p>121443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00">
                <text:p>2600000000</text:p>
              </table:table-cell>
              <table:table-cell office:value-type="float" office:value="126062167">
                <text:p>126062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00">
                <text:p>2700000000</text:p>
              </table:table-cell>
              <table:table-cell office:value-type="float" office:value="130670192">
                <text:p>130670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00">
                <text:p>2800000000</text:p>
              </table:table-cell>
              <table:table-cell office:value-type="float" office:value="135270258">
                <text:p>135270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00">
                <text:p>2900000000</text:p>
              </table:table-cell>
              <table:table-cell office:value-type="float" office:value="139864011">
                <text:p>139864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144449537">
                <text:p>144449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00">
                <text:p>3100000000</text:p>
              </table:table-cell>
              <table:table-cell office:value-type="float" office:value="149028641">
                <text:p>149028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00">
                <text:p>3200000000</text:p>
              </table:table-cell>
              <table:table-cell office:value-type="float" office:value="153600805">
                <text:p>153600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00">
                <text:p>3300000000</text:p>
              </table:table-cell>
              <table:table-cell office:value-type="float" office:value="158165829">
                <text:p>158165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00">
                <text:p>3400000000</text:p>
              </table:table-cell>
              <table:table-cell office:value-type="float" office:value="162725196">
                <text:p>162725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00">
                <text:p>3500000000</text:p>
              </table:table-cell>
              <table:table-cell office:value-type="float" office:value="167279333">
                <text:p>167279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00">
                <text:p>3600000000</text:p>
              </table:table-cell>
              <table:table-cell office:value-type="float" office:value="171827136">
                <text:p>171827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00">
                <text:p>3700000000</text:p>
              </table:table-cell>
              <table:table-cell office:value-type="float" office:value="176369517">
                <text:p>176369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00">
                <text:p>3800000000</text:p>
              </table:table-cell>
              <table:table-cell office:value-type="float" office:value="180906194">
                <text:p>180906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00">
                <text:p>3900000000</text:p>
              </table:table-cell>
              <table:table-cell office:value-type="float" office:value="185436625">
                <text:p>185436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00">
                <text:p>4000000000</text:p>
              </table:table-cell>
              <table:table-cell office:value-type="float" office:value="189961812">
                <text:p>189961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00">
                <text:p>4100000000</text:p>
              </table:table-cell>
              <table:table-cell office:value-type="float" office:value="194481069">
                <text:p>194481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00">
                <text:p>4200000000</text:p>
              </table:table-cell>
              <table:table-cell office:value-type="float" office:value="198996103">
                <text:p>198996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